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Preformatted_20_Text">
      <style:text-properties style:text-overline-style="solid" style:text-overline-width="auto" style:text-overline-color="font-color"/>
    </style:style>
    <style:style style:name="P3" style:family="paragraph" style:parent-style-name="Preformatted_20_Text">
      <style:text-properties officeooo:paragraph-rsid="001139be"/>
    </style:style>
    <style:style style:name="P4" style:family="paragraph" style:parent-style-name="Preformatted_20_Text">
      <style:text-properties officeooo:paragraph-rsid="00120041"/>
    </style:style>
    <style:style style:name="P5" style:family="paragraph" style:parent-style-name="Preformatted_20_Text">
      <style:text-properties officeooo:paragraph-rsid="0013ac20"/>
    </style:style>
    <style:style style:name="T1" style:family="text">
      <style:text-properties style:font-name="Liberation Mono" fo:font-size="10pt" officeooo:rsid="000e46a0" style:font-name-asian="Liberation Mono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0e46a0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3" style:family="text">
      <style:text-properties style:font-name="Liberation Mono" fo:font-size="10pt" officeooo:rsid="00120041" style:font-name-asian="Liberation Mono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3ac20" style:font-name-asian="Liberation Mono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4d065" style:font-name-asian="Liberation Mono" style:font-size-asian="10pt" style:font-name-complex="Liberation Mono" style:font-size-complex="10pt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officeooo:rsid="001139be" style:text-overline-style="solid" style:text-overline-width="auto" style:text-overline-color="font-color"/>
    </style:style>
    <style:style style:name="T8" style:family="text">
      <style:text-properties officeooo:rsid="00120041" style:text-overline-style="solid" style:text-overline-width="auto" style:text-overline-color="font-color"/>
    </style:style>
    <style:style style:name="T9" style:family="text">
      <style:text-properties officeooo:rsid="0013ac20" style:text-overline-style="solid" style:text-overline-width="auto" style:text-overline-color="font-color"/>
    </style:style>
    <style:style style:name="T10" style:family="text">
      <style:text-properties officeooo:rsid="001139be"/>
    </style:style>
    <style:style style:name="T11" style:family="text">
      <style:text-properties officeooo:rsid="00120041"/>
    </style:style>
    <style:style style:name="T12" style:family="text">
      <style:text-properties officeooo:rsid="0013ac20"/>
    </style:style>
    <style:style style:name="T13" style:family="text">
      <style:text-properties officeooo:rsid="0014d0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semantics for statements:</text:p>
      <text:p text:style-name="Preformatted_20_Text">c: constant</text:p>
      <text:p text:style-name="Preformatted_20_Text">str: string</text:p>
      <text:p text:style-name="Preformatted_20_Text">car: char array</text:p>
      <text:p text:style-name="Preformatted_20_Text">v <text:s/>: vector</text:p>
      <text:p text:style-name="Preformatted_20_Text">mat: matrix</text:p>
      <text:p text:style-name="Preformatted_20_Text">x, y: variables</text:p>
      <text:p text:style-name="Preformatted_20_Text">H: heap for storage</text:p>
      <text:p text:style-name="Preformatted_20_Text"/>
      <text:p text:style-name="Preformatted_20_Text"><text:tab/><text:tab/> c if H = H′, x-&gt;c </text:p>
      <text:p text:style-name="Preformatted_20_Text"><text:tab/> <text:s text:c="4"/>str if H = H′, x-&gt;str</text:p>
      <text:p text:style-name="Preformatted_20_Text"><text:tab/> <text:s text:c="4"/>car if H = H′, x-&gt;car </text:p>
      <text:p text:style-name="Preformatted_20_Text"><text:tab/> <text:s text:c="4"/>v<text:span text:style-name="T5">ec</text:span> if H = H′, x-&gt;v<text:span text:style-name="T13">ec</text:span></text:p>
      <text:p text:style-name="Preformatted_20_Text"><text:tab/> <text:s text:c="4"/>mat if H = H′, x-&gt;mat </text:p>
      <text:p text:style-name="Preformatted_20_Text">H(x)= { <text:s/>H′(x) if H = H′, y-&gt;c′ <text:s/>and y &lt;&gt; x</text:p>
      <text:p text:style-name="Preformatted_20_Text"><text:tab/> <text:s text:c="2"/>H′(x) if H = H′, y-&gt;str′and y &lt;&gt; x</text:p>
      <text:p text:style-name="Preformatted_20_Text"><text:tab/> <text:s text:c="2"/>H′(x) if H = H′, y-&gt;car′and y &lt;&gt; x</text:p>
      <text:p text:style-name="Preformatted_20_Text"><text:tab/> <text:s text:c="2"/>H′(x) if H = H′, y-&gt;vec′and y &lt;&gt; x</text:p>
      <text:p text:style-name="Preformatted_20_Text"><text:tab/> <text:s text:c="2"/>H′(x) if H = H′, y-&gt;mat′and y &lt;&gt; x</text:p>
      <text:p text:style-name="Preformatted_20_Text"><text:tab/><text:tab/> 0 if H = ·</text:p>
      <text:p text:style-name="Preformatted_20_Text"/>
      <text:p text:style-name="P1">H; e ⇓ c</text:p>
      <text:p text:style-name="Preformatted_20_Text"/>
      <text:p text:style-name="Preformatted_20_Text">const<text:tab/><text:tab/>var1<text:tab/><text:tab/><text:tab/></text:p>
      <text:p text:style-name="Preformatted_20_Text"><text:tab/><text:tab/><text:tab/><text:tab/><text:tab/><text:tab/></text:p>
      <text:p text:style-name="Preformatted_20_Text"><text:span text:style-name="T6">H; c ⇓ c</text:span><text:tab/><text:span text:style-name="T6">H; x ⇓ H(x)</text:span><text:tab/></text:p>
      <text:p text:style-name="Preformatted_20_Text"/>
      <text:p text:style-name="Preformatted_20_Text"/>
      <text:p text:style-name="Preformatted_20_Text"/>
      <text:p text:style-name="P1">L; H1; s1 -&gt; L; H2; s2</text:p>
      <text:p text:style-name="Preformatted_20_Text"/>
      <text:p text:style-name="Preformatted_20_Text"/>
      <text:p text:style-name="Preformatted_20_Text">seq1<text:tab/><text:tab/><text:tab/><text:tab/><text:tab/>seq2</text:p>
      <text:p text:style-name="Preformatted_20_Text"><text:tab/><text:tab/><text:tab/><text:tab/><text:tab/>L; H; s1 -&gt; L; H′; s<text:span text:style-name="T11">1</text:span>′</text:p>
      <text:p text:style-name="P4"><text:span text:style-name="T6">L; H; </text:span><text:span text:style-name="T2">ssep</text:span><text:span text:style-name="T6"> s -&gt; L; H; s</text:span> <text:tab/><text:span text:style-name="T6">L; H; s1 </text:span><text:span text:style-name="T2">ssep</text:span><text:span text:style-name="T6"> s2 -&gt; L; H′; s</text:span><text:span text:style-name="T8">1</text:span><text:span text:style-name="T6">′ </text:span><text:span text:style-name="T2">ssep</text:span><text:span text:style-name="T6"> s2</text:span></text:p>
      <text:p text:style-name="Preformatted_20_Text"/>
      <text:p text:style-name="Preformatted_20_Text"/>
      <text:p text:style-name="Preformatted_20_Text">assign1<text:tab/><text:tab/><text:tab/><text:tab/><text:tab/><text:tab/><text:tab/></text:p>
      <text:p text:style-name="Preformatted_20_Text">L; H; e ⇓ c<text:tab/><text:tab/><text:tab/><text:tab/><text:tab/><text:tab/></text:p>
      <text:p text:style-name="Preformatted_20_Text"><text:span text:style-name="T6">L; H; x=e -&gt; L; H; x-&gt;c; s</text:span><text:span text:style-name="T2">se</text:span><text:span text:style-name="T6">p</text:span><text:tab/></text:p>
      <text:p text:style-name="Preformatted_20_Text"/>
      <text:p text:style-name="P3"/>
      <text:p text:style-name="P3">if1<text:tab/><text:tab/><text:tab/><text:tab/><text:tab/><text:tab/>if2</text:p>
      <text:p text:style-name="P3">L; H; e ⇓ <text:span text:style-name="T3">b</text:span> <text:tab/><text:span text:style-name="T3">b==1</text:span><text:tab/><text:tab/><text:tab/>L; H; e ⇓ <text:span text:style-name="T3">b</text:span> <text:tab/><text:span text:style-name="T3">b==0</text:span></text:p>
      <text:p text:style-name="P4"><text:span text:style-name="T6">L; H; if e </text:span><text:span text:style-name="T2">ssep </text:span><text:span text:style-name="T6">s1 </text:span><text:span text:style-name="T7">end </text:span><text:span text:style-name="T6">-&gt; L; H; s1</text:span> <text:tab/><text:span text:style-name="T6">L; H; if e </text:span><text:span text:style-name="T2">ssep</text:span><text:span text:style-name="T6"> s1 </text:span><text:span text:style-name="T7">end</text:span><text:span text:style-name="T6"> -&gt; L; H; </text:span><text:span text:style-name="T2">ssep</text:span></text:p>
      <text:p text:style-name="P3"/>
      <text:p text:style-name="P3">if<text:span text:style-name="T10">3</text:span></text:p>
      <text:p text:style-name="P3">L; H; e ⇓ <text:span text:style-name="T3">b</text:span> <text:tab/><text:span text:style-name="T3">b==1</text:span></text:p>
      <text:p text:style-name="P4"><text:span text:style-name="T6">L; H; if e </text:span><text:span text:style-name="T2">ssep </text:span><text:span text:style-name="T6">s1 </text:span><text:span text:style-name="T7">else </text:span><text:span text:style-name="T6">s2 </text:span><text:span text:style-name="T7">end </text:span><text:span text:style-name="T6">-&gt; L; H; s1</text:span></text:p>
      <text:p text:style-name="P4"/>
      <text:p text:style-name="P4">if<text:span text:style-name="T10">4</text:span></text:p>
      <text:p text:style-name="P4">L; H; e ⇓ <text:span text:style-name="T3">b</text:span> <text:tab/><text:span text:style-name="T3">b==</text:span>0</text:p>
      <text:p text:style-name="P4"><text:span text:style-name="T6">L; H; if e </text:span><text:span text:style-name="T2">ssep </text:span><text:span text:style-name="T6">s1 </text:span><text:span text:style-name="T7">else </text:span><text:span text:style-name="T6">s2 </text:span><text:span text:style-name="T7">end</text:span><text:span text:style-name="T6"> -&gt; L; H; s2</text:span></text:p>
      <text:p text:style-name="P4"/>
      <text:p text:style-name="P5">if<text:span text:style-name="T12">5</text:span></text:p>
      <text:p text:style-name="P5">L; H; e<text:span text:style-name="T12">1</text:span> ⇓ <text:span text:style-name="T3">b</text:span><text:span text:style-name="T4">1<text:tab/></text:span><text:span text:style-name="T3">b</text:span><text:span text:style-name="T4">1</text:span><text:span text:style-name="T3">==</text:span>0<text:tab/><text:tab/>L; H; e<text:span text:style-name="T12">2</text:span> ⇓ <text:span text:style-name="T3">b</text:span><text:span text:style-name="T4">2<text:tab/></text:span><text:span text:style-name="T3">b</text:span><text:span text:style-name="T4">2</text:span><text:span text:style-name="T3">==</text:span><text:span text:style-name="T4">1</text:span></text:p>
      <text:p text:style-name="P5"><text:span text:style-name="T6">L; H; if e</text:span><text:span text:style-name="T9">1</text:span><text:span text:style-name="T6"> </text:span><text:span text:style-name="T2">ssep </text:span><text:span text:style-name="T6">s1 </text:span><text:span text:style-name="T7">else</text:span><text:span text:style-name="T9">if e2 </text:span><text:span text:style-name="T2">ssep</text:span><text:span text:style-name="T7"> </text:span><text:span text:style-name="T6">s2 </text:span><text:span text:style-name="T7">end</text:span><text:span text:style-name="T6"> -&gt; L; H; s2</text:span></text:p>
      <text:p text:style-name="P5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5T22:23:44.419428855</dc:date>
    <meta:editing-duration>PT24M1S</meta:editing-duration>
    <meta:editing-cycles>4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42" meta:word-count="273" meta:character-count="1037" meta:non-whitespace-character-count="705"/>
  </office:meta>
</office:document-meta>
</file>